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5.15cm" fo:min-width="1.786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29cm" fo:min-width="0.04cm"/>
      <style:paragraph-properties style:writing-mode="lr-tb"/>
    </style:style>
    <style:style style:name="gr3" style:family="graphic" style:parent-style-name="text">
      <style:graphic-properties draw:textarea-vertical-align="middle" draw:auto-grow-height="false" fo:min-height="0.668cm" fo:min-width="1.307cm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0.29cm" fo:min-width="0.04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29cm" fo:min-width="0.04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29cm" fo:min-width="0.04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29cm" fo:min-width="0.04cm"/>
      <style:paragraph-properties style:writing-mode="lr-tb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668cm" fo:min-width="1.942cm"/>
      <style:paragraph-properties style:writing-mode="lr-tb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0.668cm" fo:min-width="1.942cm"/>
      <style:paragraph-properties style:writing-mode="lr-tb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668cm" fo:min-width="1.942cm"/>
      <style:paragraph-properties style:writing-mode="lr-tb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668cm" fo:min-width="1.942cm"/>
      <style:paragraph-properties style:writing-mode="lr-tb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668cm" fo:min-width="1.942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668cm" fo:min-width="1.942cm"/>
      <style:paragraph-properties style:writing-mode="lr-tb"/>
    </style:style>
    <style:style style:name="gr14" style:family="graphic" style:parent-style-name="standard">
      <style:graphic-properties draw:fill-color="#ffd8ce" draw:textarea-horizontal-align="justify" draw:textarea-vertical-align="middle" draw:auto-grow-height="false" fo:min-height="0.668cm" fo:min-width="1.942cm"/>
      <style:paragraph-properties style:writing-mode="lr-tb"/>
    </style:style>
    <style:style style:name="gr15" style:family="graphic" style:parent-style-name="standard">
      <style:graphic-properties draw:fill-color="#5b277d" draw:textarea-horizontal-align="justify" draw:textarea-vertical-align="middle" draw:auto-grow-height="false" fo:min-height="0.668cm" fo:min-width="1.942cm"/>
      <style:paragraph-properties style:writing-mode="lr-tb"/>
    </style:style>
    <style:style style:name="gr16" style:family="graphic" style:parent-style-name="standard">
      <style:graphic-properties draw:fill-color="#e8a202" draw:textarea-horizontal-align="justify" draw:textarea-vertical-align="middle" draw:auto-grow-height="false" fo:min-height="0.668cm" fo:min-width="1.942cm"/>
      <style:paragraph-properties style:writing-mode="lr-tb"/>
    </style:style>
    <style:style style:name="gr17" style:family="graphic" style:parent-style-name="standard">
      <style:graphic-properties draw:fill-color="#50938a" draw:textarea-horizontal-align="justify" draw:textarea-vertical-align="middle" draw:auto-grow-height="false" fo:min-height="0.668cm" fo:min-width="1.942cm"/>
      <style:paragraph-properties style:writing-mode="lr-tb"/>
    </style:style>
    <style:style style:name="gr18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fill-color="#5983b0" draw:textarea-horizontal-align="justify" draw:textarea-vertical-align="middle" draw:auto-grow-height="false" fo:min-height="0.668cm" fo:min-width="1.942cm"/>
      <style:paragraph-properties style:writing-mode="lr-tb"/>
    </style:style>
    <style:style style:name="gr20" style:family="graphic" style:parent-style-name="standard">
      <style:graphic-properties draw:fill-color="#ffaa95" draw:textarea-horizontal-align="justify" draw:textarea-vertical-align="middle" draw:auto-grow-height="false" fo:min-height="0.668cm" fo:min-width="1.942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  <style:text-properties fo:font-size="15pt"/>
    </style:style>
    <style:style style:name="P3" style:family="paragraph">
      <loext:graphic-properties draw:fill-color="#ffff00"/>
      <style:paragraph-properties fo:text-align="center" style:writing-mode="lr-tb"/>
      <style:text-properties fo:font-size="15pt"/>
    </style:style>
    <style:style style:name="P4" style:family="paragraph">
      <style:paragraph-properties fo:text-align="center"/>
    </style:style>
    <style:style style:name="P5" style:family="paragraph">
      <loext:graphic-properties draw:fill-color="#3faf46"/>
      <style:paragraph-properties fo:text-align="center" style:writing-mode="lr-tb"/>
      <style:text-properties fo:font-size="15pt"/>
    </style:style>
    <style:style style:name="P6" style:family="paragraph">
      <loext:graphic-properties draw:fill-color="#ff0000"/>
      <style:paragraph-properties fo:text-align="center" style:writing-mode="lr-tb"/>
      <style:text-properties fo:font-size="15pt"/>
    </style:style>
    <style:style style:name="P7" style:family="paragraph">
      <style:paragraph-properties fo:text-align="center" style:writing-mode="lr-tb"/>
      <style:text-properties fo:color="#ffffff" fo:font-size="15pt"/>
    </style:style>
    <style:style style:name="P8" style:family="paragraph">
      <loext:graphic-properties draw:fill-color="#000000"/>
      <style:paragraph-properties fo:text-align="center" style:writing-mode="lr-tb"/>
      <style:text-properties fo:color="#ffffff" fo:font-size="15pt"/>
    </style:style>
    <style:style style:name="P9" style:family="paragraph">
      <loext:graphic-properties draw:fill-color="#2a6099"/>
      <style:paragraph-properties fo:text-align="center" style:writing-mode="lr-tb"/>
      <style:text-properties fo:color="#ffffff" fo:font-size="15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a6"/>
      <style:paragraph-properties fo:text-align="center" style:writing-mode="lr-tb"/>
    </style:style>
    <style:style style:name="P12" style:family="paragraph">
      <loext:graphic-properties draw:fill-color="#afd095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/>
    </style:style>
    <style:style style:name="P14" style:family="paragraph">
      <loext:graphic-properties draw:fill-color="#666666"/>
      <style:paragraph-properties fo:text-align="center" style:writing-mode="lr-tb"/>
      <style:text-properties fo:color="#ffffff"/>
    </style:style>
    <style:style style:name="P15" style:family="paragraph">
      <loext:graphic-properties draw:fill-color="#b2b2b2"/>
      <style:paragraph-properties fo:text-align="center" style:writing-mode="lr-tb"/>
    </style:style>
    <style:style style:name="P16" style:family="paragraph">
      <loext:graphic-properties draw:fill-color="#ff7b59"/>
      <style:paragraph-properties fo:text-align="center" style:writing-mode="lr-tb"/>
    </style:style>
    <style:style style:name="P17" style:family="paragraph">
      <loext:graphic-properties draw:fill-color="#729fcf"/>
      <style:paragraph-properties fo:text-align="center" style:writing-mode="lr-tb"/>
    </style:style>
    <style:style style:name="P18" style:family="paragraph">
      <loext:graphic-properties draw:fill-color="#ffd8ce"/>
      <style:paragraph-properties fo:text-align="center" style:writing-mode="lr-tb"/>
    </style:style>
    <style:style style:name="P19" style:family="paragraph">
      <loext:graphic-properties draw:fill-color="#5b277d"/>
      <style:paragraph-properties fo:text-align="center" style:writing-mode="lr-tb"/>
      <style:text-properties fo:color="#ffffff"/>
    </style:style>
    <style:style style:name="P20" style:family="paragraph">
      <style:paragraph-properties fo:text-align="center" style:writing-mode="lr-tb"/>
      <style:text-properties fo:color="#000000"/>
    </style:style>
    <style:style style:name="P21" style:family="paragraph">
      <loext:graphic-properties draw:fill-color="#e8a202"/>
      <style:paragraph-properties fo:text-align="center" style:writing-mode="lr-tb"/>
      <style:text-properties fo:color="#000000"/>
    </style:style>
    <style:style style:name="P22" style:family="paragraph">
      <loext:graphic-properties draw:fill-color="#e8a202"/>
      <style:paragraph-properties fo:text-align="center" style:writing-mode="lr-tb"/>
    </style:style>
    <style:style style:name="P23" style:family="paragraph">
      <loext:graphic-properties draw:fill-color="#50938a"/>
      <style:paragraph-properties fo:text-align="center" style:writing-mode="lr-tb"/>
      <style:text-properties fo:color="#ffffff"/>
    </style:style>
    <style:style style:name="P24" style:family="paragraph">
      <loext:graphic-properties draw:fill-color="#5983b0"/>
      <style:paragraph-properties fo:text-align="center" style:writing-mode="lr-tb"/>
      <style:text-properties fo:color="#ffffff"/>
    </style:style>
    <style:style style:name="P25" style:family="paragraph">
      <loext:graphic-properties draw:fill-color="#ffaa95"/>
      <style:paragraph-properties fo:text-align="center" style:writing-mode="lr-tb"/>
      <style:text-properties fo:color="#ffffff"/>
    </style:style>
    <style:style style:name="T1" style:family="text">
      <style:text-properties fo:font-size="15pt"/>
    </style:style>
    <style:style style:name="T2" style:family="text">
      <style:text-properties fo:color="#ffffff" fo:font-size="15pt"/>
    </style:style>
    <style:style style:name="T3" style:family="text">
      <style:text-properties fo:color="#ffffff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5.4cm" svg:x="9.63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763cm" svg:y="1.50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05cm" svg:height="1.016cm" svg:x="0.619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762cm" svg:height="0.762cm" svg:x="9.763cm" svg:y="2.7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4.04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5.31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" draw:id="id1" draw:layer="layout" svg:width="0.762cm" svg:height="0.762cm" svg:x="11.033cm" svg:y="1.50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762cm" svg:height="0.762cm" svg:x="11.033cm" svg:y="2.778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4.048cm">
          <text:p text:style-name="P7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5.318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6.588cm">
          <text:p text:style-name="P7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7.858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9.128cm">
          <text:p text:style-name="P2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0.398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6.588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7.858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9.128cm">
          <text:p text:style-name="P7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0.398cm">
          <text:p text:style-name="P2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9.763cm" svg:y="11.668cm">
          <text:p text:style-name="P2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2.938cm">
          <text:p text:style-name="P2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1.668cm">
          <text:p text:style-name="P2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12.938cm">
          <text:p text:style-name="P7"><text:span text:style-name="T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4.208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5.478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16.748cm">
          <text:p text:style-name="P7"><text:span text:style-name="T2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62cm" svg:height="0.762cm" svg:x="9.763cm" svg:y="18.018cm">
          <text:p text:style-name="P7"><text:span text:style-name="T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4.208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5.478cm">
          <text:p text:style-name="P2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6.748cm">
          <text:p text:style-name="P2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62cm" svg:height="0.762cm" svg:x="11.033cm" svg:y="18.018cm">
          <text:p text:style-name="P7"><text:span text:style-name="T2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9.288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0.558cm">
          <text:p text:style-name="P2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1.828cm">
          <text:p text:style-name="P2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3.098cm">
          <text:p text:style-name="P2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19.288cm">
          <text:p text:style-name="P7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0.558cm">
          <text:p text:style-name="P2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21.828cm">
          <text:p text:style-name="P7"><text:span text:style-name="T2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3.098cm">
          <text:p text:style-name="P2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4.368cm">
          <text:p text:style-name="P2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25.638cm">
          <text:p text:style-name="P7"><text:span text:style-name="T2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4.368cm">
          <text:p text:style-name="P2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5.638cm">
          <text:p text:style-name="P2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2.54cm" svg:height="1.016cm" svg:x="6.842cm" svg:y="1.381cm">
          <text:p text:style-name="P10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.651cm">
          <text:p text:style-name="P10">PC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3.921cm">
          <text:p text:style-name="P10">PC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5.191cm">
          <text:p text:style-name="P10">PC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6.46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7.731cm">
          <text:p text:style-name="P10">PC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9.001cm">
          <text:p text:style-name="P10">P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0.271cm">
          <text:p text:style-name="P10">PC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2.54cm" svg:height="1.016cm" svg:x="6.842cm" svg:y="11.541cm">
          <text:p text:style-name="P10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2.811cm">
          <text:p text:style-name="P10">PB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4.081cm">
          <text:p text:style-name="P10">PB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5.351cm">
          <text:p text:style-name="P10">PB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16.62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54cm" svg:height="1.016cm" svg:x="6.842cm" svg:y="17.891cm">
          <text:p text:style-name="P10">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9.161cm">
          <text:p text:style-name="P10">PD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0.431cm">
          <text:p text:style-name="P10">PD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1.701cm">
          <text:p text:style-name="P10">P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2.971cm">
          <text:p text:style-name="P10">P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54cm" svg:height="1.016cm" svg:x="6.842cm" svg:y="24.241cm">
          <text:p text:style-name="P10">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25.51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2" draw:id="id2" draw:layer="layout" svg:width="2.54cm" svg:height="1.016cm" svg:x="12.176cm" svg:y="1.381cm">
          <text:p text:style-name="P10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2.54cm" svg:height="1.016cm" svg:x="12.176cm" svg:y="2.651cm">
          <text:p text:style-name="P10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3.92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5.191cm">
          <text:p text:style-name="P10">P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6.461cm">
          <text:p text:style-name="P10">P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7.731cm">
          <text:p text:style-name="P10">P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9.00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0.271cm">
          <text:p text:style-name="P10">PD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1.541cm">
          <text:p text:style-name="P10">PD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12.81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4.241cm">
          <text:p text:style-name="P10">PE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5.351cm">
          <text:p text:style-name="P10">P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6.621cm">
          <text:p text:style-name="P10">P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54cm" svg:height="1.016cm" svg:x="12.176cm" svg:y="17.891cm">
          <text:p text:style-name="P10">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19.16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0.431cm">
          <text:p text:style-name="P10">PD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21.70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2.971cm">
          <text:p text:style-name="P10">PE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4.081cm">
          <text:p text:style-name="P10">PB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54cm" svg:height="1.016cm" svg:x="12.176cm" svg:y="25.511cm">
          <text:p text:style-name="P10">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2.54cm" svg:height="1.016cm" svg:x="1cm" svg:y="2.651cm">
          <text:p text:style-name="P10">SDA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2.54cm" svg:height="1.016cm" svg:x="1cm" svg:y="3.921cm">
          <text:p text:style-name="P10">SCL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54cm" svg:height="1.016cm" svg:x="18.018cm" svg:y="5.191cm">
          <text:p text:style-name="P10">TX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54cm" svg:height="1.016cm" svg:x="18.018cm" svg:y="6.461cm">
          <text:p text:style-name="P10">RX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2.54cm" svg:height="1.016cm" svg:x="18.018cm" svg:y="15.351cm">
          <text:p text:style-name="P13"><text:span text:style-name="T3">S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2.54cm" svg:height="1.016cm" svg:x="18.018cm" svg:y="22.971cm">
          <text:p text:style-name="P20"><text:span text:style-name="T4">S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8.018cm" svg:y="24.241cm">
          <text:p text:style-name="P10">MOSI1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cm" svg:y="9.001cm">
          <text:p text:style-name="P10">SCK1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2.54cm" svg:height="1.016cm" svg:x="1cm" svg:y="12.811cm">
          <text:p text:style-name="P13"><text:span text:style-name="T3">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2.54cm" svg:height="1.016cm" svg:x="1cm" svg:y="14.081cm">
          <text:p text:style-name="P13"><text:span text:style-name="T3">MI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2.54cm" svg:height="1.016cm" svg:x="1cm" svg:y="15.351cm">
          <text:p text:style-name="P13"><text:span text:style-name="T3">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cm" svg:y="10.271cm">
          <text:p text:style-name="P10">MISO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3.921cm" svg:y="10.271cm">
          <text:p text:style-name="P13"><text:span text:style-name="T3">AD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1.795cm" svg:y1="1.889cm" svg:x2="12.176cm" svg:y2="1.889cm" draw:start-shape="id1" draw:start-glue-point="10" draw:end-shape="id2" draw:end-glue-point="3" svg:d="M11795 1889h381" svg:viewBox="0 0 382 1">
          <text:p/>
        </draw:connector>
        <draw:connector draw:style-name="gr18" draw:text-style-name="P4" draw:layer="layout" svg:x1="11.795cm" svg:y1="3.159cm" svg:x2="12.176cm" svg:y2="3.159cm" svg:d="M11795 3159h381" svg:viewBox="0 0 382 1">
          <text:p/>
        </draw:connector>
        <draw:connector draw:style-name="gr18" draw:text-style-name="P4" draw:layer="layout" svg:x1="11.795cm" svg:y1="4.429cm" svg:x2="12.176cm" svg:y2="4.429cm" svg:d="M11795 4429h381" svg:viewBox="0 0 382 1">
          <text:p/>
        </draw:connector>
        <draw:connector draw:style-name="gr18" draw:text-style-name="P4" draw:layer="layout" svg:x1="11.795cm" svg:y1="5.699cm" svg:x2="12.176cm" svg:y2="5.699cm" svg:d="M11795 5699h381" svg:viewBox="0 0 382 1">
          <text:p/>
        </draw:connector>
        <draw:connector draw:style-name="gr18" draw:text-style-name="P4" draw:layer="layout" svg:x1="11.795cm" svg:y1="6.969cm" svg:x2="12.176cm" svg:y2="6.969cm" svg:d="M11795 6969h381" svg:viewBox="0 0 382 1">
          <text:p/>
        </draw:connector>
        <draw:connector draw:style-name="gr18" draw:text-style-name="P4" draw:layer="layout" svg:x1="11.795cm" svg:y1="8.239cm" svg:x2="12.176cm" svg:y2="8.239cm" svg:d="M11795 8239h381" svg:viewBox="0 0 382 1">
          <text:p/>
        </draw:connector>
        <draw:connector draw:style-name="gr18" draw:text-style-name="P4" draw:layer="layout" svg:x1="11.795cm" svg:y1="9.509cm" svg:x2="12.176cm" svg:y2="9.509cm" svg:d="M11795 9509h381" svg:viewBox="0 0 382 1">
          <text:p/>
        </draw:connector>
        <draw:connector draw:style-name="gr18" draw:text-style-name="P4" draw:layer="layout" svg:x1="11.795cm" svg:y1="10.779cm" svg:x2="12.176cm" svg:y2="10.779cm" svg:d="M11795 10779h381" svg:viewBox="0 0 382 1">
          <text:p/>
        </draw:connector>
        <draw:connector draw:style-name="gr18" draw:text-style-name="P4" draw:layer="layout" svg:x1="11.795cm" svg:y1="12.049cm" svg:x2="12.176cm" svg:y2="12.049cm" svg:d="M11795 12049h381" svg:viewBox="0 0 382 1">
          <text:p/>
        </draw:connector>
        <draw:connector draw:style-name="gr18" draw:text-style-name="P4" draw:layer="layout" svg:x1="11.795cm" svg:y1="13.319cm" svg:x2="12.176cm" svg:y2="13.319cm" svg:d="M11795 13319h381" svg:viewBox="0 0 382 1">
          <text:p/>
        </draw:connector>
        <draw:connector draw:style-name="gr18" draw:text-style-name="P4" draw:layer="layout" svg:x1="11.795cm" svg:y1="14.589cm" svg:x2="12.176cm" svg:y2="14.589cm" svg:d="M11795 14589h381" svg:viewBox="0 0 382 1">
          <text:p/>
        </draw:connector>
        <draw:connector draw:style-name="gr18" draw:text-style-name="P4" draw:layer="layout" svg:x1="11.795cm" svg:y1="15.859cm" svg:x2="12.176cm" svg:y2="15.859cm" svg:d="M11795 15859h381" svg:viewBox="0 0 382 1">
          <text:p/>
        </draw:connector>
        <draw:connector draw:style-name="gr18" draw:text-style-name="P4" draw:layer="layout" svg:x1="11.795cm" svg:y1="17.129cm" svg:x2="12.176cm" svg:y2="17.129cm" svg:d="M11795 17129h381" svg:viewBox="0 0 382 1">
          <text:p/>
        </draw:connector>
        <draw:connector draw:style-name="gr18" draw:text-style-name="P4" draw:layer="layout" svg:x1="11.795cm" svg:y1="18.399cm" svg:x2="12.176cm" svg:y2="18.399cm" svg:d="M11795 18399h381" svg:viewBox="0 0 382 1">
          <text:p/>
        </draw:connector>
        <draw:connector draw:style-name="gr18" draw:text-style-name="P4" draw:layer="layout" svg:x1="11.795cm" svg:y1="19.669cm" svg:x2="12.176cm" svg:y2="19.669cm" svg:d="M11795 19669h381" svg:viewBox="0 0 382 1">
          <text:p/>
        </draw:connector>
        <draw:connector draw:style-name="gr18" draw:text-style-name="P4" draw:layer="layout" svg:x1="11.795cm" svg:y1="20.939cm" svg:x2="12.176cm" svg:y2="20.939cm" svg:d="M11795 20939h381" svg:viewBox="0 0 382 1">
          <text:p/>
        </draw:connector>
        <draw:connector draw:style-name="gr18" draw:text-style-name="P4" draw:layer="layout" svg:x1="11.795cm" svg:y1="22.209cm" svg:x2="12.176cm" svg:y2="22.209cm" svg:d="M11795 22209h381" svg:viewBox="0 0 382 1">
          <text:p/>
        </draw:connector>
        <draw:connector draw:style-name="gr18" draw:text-style-name="P4" draw:layer="layout" svg:x1="11.795cm" svg:y1="23.479cm" svg:x2="12.176cm" svg:y2="23.479cm" svg:d="M11795 23479h381" svg:viewBox="0 0 382 1">
          <text:p/>
        </draw:connector>
        <draw:connector draw:style-name="gr18" draw:text-style-name="P4" draw:layer="layout" svg:x1="11.795cm" svg:y1="24.749cm" svg:x2="12.176cm" svg:y2="24.749cm" svg:d="M11795 24749h381" svg:viewBox="0 0 382 1">
          <text:p/>
        </draw:connector>
        <draw:connector draw:style-name="gr18" draw:text-style-name="P4" draw:layer="layout" svg:x1="11.795cm" svg:y1="26.019cm" svg:x2="12.176cm" svg:y2="26.019cm" svg:d="M11795 26019h381" svg:viewBox="0 0 382 1">
          <text:p/>
        </draw:connector>
        <draw:connector draw:style-name="gr18" draw:text-style-name="P4" draw:layer="layout" svg:x1="9.382cm" svg:y1="24.749cm" svg:x2="9.763cm" svg:y2="24.749cm" svg:d="M9382 24749h381" svg:viewBox="0 0 382 1">
          <text:p/>
        </draw:connector>
        <draw:connector draw:style-name="gr18" draw:text-style-name="P4" draw:layer="layout" svg:x1="9.382cm" svg:y1="26.019cm" svg:x2="9.763cm" svg:y2="26.019cm" svg:d="M9382 26019h381" svg:viewBox="0 0 382 1">
          <text:p/>
        </draw:connector>
        <draw:connector draw:style-name="gr18" draw:text-style-name="P4" draw:layer="layout" svg:x1="9.382cm" svg:y1="1.889cm" svg:x2="9.763cm" svg:y2="1.889cm" svg:d="M9382 1889h381" svg:viewBox="0 0 382 1">
          <text:p/>
        </draw:connector>
        <draw:connector draw:style-name="gr18" draw:text-style-name="P4" draw:layer="layout" svg:x1="9.382cm" svg:y1="3.159cm" svg:x2="9.763cm" svg:y2="3.159cm" svg:d="M9382 3159h381" svg:viewBox="0 0 382 1">
          <text:p/>
        </draw:connector>
        <draw:connector draw:style-name="gr18" draw:text-style-name="P4" draw:layer="layout" svg:x1="9.382cm" svg:y1="4.429cm" svg:x2="9.763cm" svg:y2="4.429cm" svg:d="M9382 4429h381" svg:viewBox="0 0 382 1">
          <text:p/>
        </draw:connector>
        <draw:connector draw:style-name="gr18" draw:text-style-name="P4" draw:layer="layout" svg:x1="9.382cm" svg:y1="5.699cm" svg:x2="9.763cm" svg:y2="5.699cm" svg:d="M9382 5699h381" svg:viewBox="0 0 382 1">
          <text:p/>
        </draw:connector>
        <draw:connector draw:style-name="gr18" draw:text-style-name="P4" draw:layer="layout" svg:x1="9.382cm" svg:y1="6.969cm" svg:x2="9.763cm" svg:y2="6.969cm" svg:d="M9382 6969h381" svg:viewBox="0 0 382 1">
          <text:p/>
        </draw:connector>
        <draw:connector draw:style-name="gr18" draw:text-style-name="P4" draw:layer="layout" svg:x1="9.382cm" svg:y1="8.239cm" svg:x2="9.763cm" svg:y2="8.239cm" svg:d="M9382 8239h381" svg:viewBox="0 0 382 1">
          <text:p/>
        </draw:connector>
        <draw:connector draw:style-name="gr18" draw:text-style-name="P4" draw:layer="layout" svg:x1="9.382cm" svg:y1="9.509cm" svg:x2="9.763cm" svg:y2="9.509cm" svg:d="M9382 9509h381" svg:viewBox="0 0 382 1">
          <text:p/>
        </draw:connector>
        <draw:connector draw:style-name="gr18" draw:text-style-name="P4" draw:layer="layout" svg:x1="9.382cm" svg:y1="10.779cm" svg:x2="9.763cm" svg:y2="10.779cm" svg:d="M9382 10779h381" svg:viewBox="0 0 382 1">
          <text:p/>
        </draw:connector>
        <draw:connector draw:style-name="gr18" draw:text-style-name="P4" draw:layer="layout" svg:x1="9.382cm" svg:y1="12.049cm" svg:x2="9.763cm" svg:y2="12.049cm" svg:d="M9382 12049h381" svg:viewBox="0 0 382 1">
          <text:p/>
        </draw:connector>
        <draw:connector draw:style-name="gr18" draw:text-style-name="P4" draw:layer="layout" svg:x1="9.382cm" svg:y1="13.319cm" svg:x2="9.763cm" svg:y2="13.319cm" svg:d="M9382 13319h381" svg:viewBox="0 0 382 1">
          <text:p/>
        </draw:connector>
        <draw:connector draw:style-name="gr18" draw:text-style-name="P4" draw:layer="layout" svg:x1="9.382cm" svg:y1="14.589cm" svg:x2="9.763cm" svg:y2="14.589cm" svg:d="M9382 14589h381" svg:viewBox="0 0 382 1">
          <text:p/>
        </draw:connector>
        <draw:connector draw:style-name="gr18" draw:text-style-name="P4" draw:layer="layout" svg:x1="9.382cm" svg:y1="15.859cm" svg:x2="9.763cm" svg:y2="15.859cm" svg:d="M9382 15859h381" svg:viewBox="0 0 382 1">
          <text:p/>
        </draw:connector>
        <draw:connector draw:style-name="gr18" draw:text-style-name="P4" draw:layer="layout" svg:x1="9.382cm" svg:y1="17.129cm" svg:x2="9.763cm" svg:y2="17.129cm" svg:d="M9382 17129h381" svg:viewBox="0 0 382 1">
          <text:p/>
        </draw:connector>
        <draw:connector draw:style-name="gr18" draw:text-style-name="P4" draw:layer="layout" svg:x1="9.382cm" svg:y1="18.399cm" svg:x2="9.763cm" svg:y2="18.399cm" svg:d="M9382 18399h381" svg:viewBox="0 0 382 1">
          <text:p/>
        </draw:connector>
        <draw:connector draw:style-name="gr18" draw:text-style-name="P4" draw:layer="layout" svg:x1="9.382cm" svg:y1="19.669cm" svg:x2="9.763cm" svg:y2="19.669cm" svg:d="M9382 19669h381" svg:viewBox="0 0 382 1">
          <text:p/>
        </draw:connector>
        <draw:connector draw:style-name="gr18" draw:text-style-name="P4" draw:layer="layout" svg:x1="9.382cm" svg:y1="20.939cm" svg:x2="9.763cm" svg:y2="20.939cm" svg:d="M9382 20939h381" svg:viewBox="0 0 382 1">
          <text:p/>
        </draw:connector>
        <draw:connector draw:style-name="gr18" draw:text-style-name="P4" draw:layer="layout" svg:x1="9.382cm" svg:y1="22.209cm" svg:x2="9.763cm" svg:y2="22.209cm" svg:d="M9382 22209h381" svg:viewBox="0 0 382 1">
          <text:p/>
        </draw:connector>
        <draw:connector draw:style-name="gr18" draw:text-style-name="P4" draw:layer="layout" svg:x1="9.382cm" svg:y1="23.479cm" svg:x2="9.763cm" svg:y2="23.479cm" svg:d="M9382 23479h381" svg:viewBox="0 0 382 1">
          <text:p/>
        </draw:connector>
        <draw:connector draw:style-name="gr18" draw:text-style-name="P4" draw:layer="layout" svg:x1="14.716cm" svg:y1="5.699cm" svg:x2="15.097cm" svg:y2="5.699cm" svg:d="M14716 5699h381" svg:viewBox="0 0 382 1">
          <text:p/>
        </draw:connector>
        <draw:connector draw:style-name="gr18" draw:text-style-name="P4" draw:layer="layout" svg:x1="14.716cm" svg:y1="6.969cm" svg:x2="15.097cm" svg:y2="6.969cm" svg:d="M14716 6969h381" svg:viewBox="0 0 382 1">
          <text:p/>
        </draw:connector>
        <draw:connector draw:style-name="gr18" draw:text-style-name="P4" draw:layer="layout" svg:x1="14.716cm" svg:y1="15.859cm" svg:x2="15.097cm" svg:y2="15.859cm" svg:d="M14716 15859h381" svg:viewBox="0 0 382 1">
          <text:p/>
        </draw:connector>
        <draw:connector draw:style-name="gr18" draw:text-style-name="P4" draw:layer="layout" svg:x1="14.716cm" svg:y1="17.129cm" svg:x2="15.097cm" svg:y2="17.129cm" svg:d="M14716 17129h381" svg:viewBox="0 0 382 1">
          <text:p/>
        </draw:connector>
        <draw:connector draw:style-name="gr18" draw:text-style-name="P4" draw:layer="layout" svg:x1="6.842cm" svg:y1="8.239cm" svg:x2="6.461cm" svg:y2="8.239cm" svg:d="M6842 8239h-381" svg:viewBox="0 0 382 1">
          <text:p/>
        </draw:connector>
        <draw:connector draw:style-name="gr18" draw:text-style-name="P4" draw:layer="layout" svg:x1="6.842cm" svg:y1="10.779cm" svg:x2="6.461cm" svg:y2="10.779cm" svg:d="M6842 10779h-381" svg:viewBox="0 0 382 1">
          <text:p/>
        </draw:connector>
        <draw:connector draw:style-name="gr18" draw:text-style-name="P4" draw:layer="layout" svg:x1="3.54cm" svg:y1="3.159cm" svg:x2="3.921cm" svg:y2="3.159cm" svg:d="M3540 3159h381" svg:viewBox="0 0 382 1">
          <text:p/>
        </draw:connector>
        <draw:connector draw:style-name="gr18" draw:text-style-name="P4" draw:layer="layout" svg:x1="3.54cm" svg:y1="4.429cm" svg:x2="3.921cm" svg:y2="4.429cm" svg:d="M3540 4429h381" svg:viewBox="0 0 382 1">
          <text:p/>
        </draw:connector>
        <draw:connector draw:style-name="gr18" draw:text-style-name="P4" draw:layer="layout" svg:x1="6.461cm" svg:y1="13.319cm" svg:x2="6.842cm" svg:y2="13.319cm" svg:d="M6461 13319h381" svg:viewBox="0 0 382 1">
          <text:p/>
        </draw:connector>
        <draw:connector draw:style-name="gr18" draw:text-style-name="P4" draw:layer="layout" svg:x1="6.461cm" svg:y1="14.589cm" svg:x2="6.842cm" svg:y2="14.589cm" svg:d="M6461 14589h381" svg:viewBox="0 0 382 1">
          <text:p/>
        </draw:connector>
        <draw:connector draw:style-name="gr18" draw:text-style-name="P4" draw:layer="layout" svg:x1="6.461cm" svg:y1="15.859cm" svg:x2="6.842cm" svg:y2="15.859cm" svg:d="M6461 15859h381" svg:viewBox="0 0 382 1">
          <text:p/>
        </draw:connector>
        <draw:connector draw:style-name="gr18" draw:text-style-name="P4" draw:layer="layout" svg:x1="6.461cm" svg:y1="9.509cm" svg:x2="6.842cm" svg:y2="9.509cm" svg:d="M6461 9509h381" svg:viewBox="0 0 382 1">
          <text:p/>
        </draw:connector>
        <draw:connector draw:style-name="gr18" draw:text-style-name="P4" draw:layer="layout" svg:x1="15.097cm" svg:y1="20.939cm" svg:x2="14.716cm" svg:y2="20.939cm" svg:d="M15097 20939h-381" svg:viewBox="0 0 382 1">
          <text:p/>
        </draw:connector>
        <draw:custom-shape draw:style-name="gr17" draw:text-style-name="P23" draw:layer="layout" svg:width="2.54cm" svg:height="1.016cm" svg:x="3.921cm" svg:y="2.651cm">
          <text:p text:style-name="P13"><text:span text:style-name="T3">AD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6.461cm" svg:y1="20.939cm" svg:x2="6.842cm" svg:y2="20.939cm" svg:d="M6461 20939h381" svg:viewBox="0 0 382 1">
          <text:p/>
        </draw:connector>
        <draw:custom-shape draw:style-name="gr17" draw:text-style-name="P23" draw:layer="layout" svg:width="2.54cm" svg:height="1.016cm" svg:x="3.921cm" svg:y="3.921cm">
          <text:p text:style-name="P13"><text:span text:style-name="T3">AD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6.461cm" svg:y1="22.209cm" svg:x2="6.842cm" svg:y2="22.209cm" svg:d="M6461 22209h381" svg:viewBox="0 0 382 1">
          <text:p/>
        </draw:connector>
        <draw:custom-shape draw:style-name="gr17" draw:text-style-name="P23" draw:layer="layout" svg:width="2.54cm" svg:height="1.016cm" svg:x="15.097cm" svg:y="14.081cm">
          <text:p text:style-name="P13"><text:span text:style-name="T3">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8.018cm" svg:y1="23.479cm" svg:x2="17.637cm" svg:y2="23.479cm" svg:d="M18018 23479h-381" svg:viewBox="0 0 382 1">
          <text:p/>
        </draw:connector>
        <draw:custom-shape draw:style-name="gr17" draw:text-style-name="P23" draw:layer="layout" svg:width="2.54cm" svg:height="1.016cm" svg:x="3.921cm" svg:y="20.431cm">
          <text:p text:style-name="P13"><text:span text:style-name="T3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6.461cm" svg:y1="23.479cm" svg:x2="6.842cm" svg:y2="23.479cm" svg:d="M6461 23479h381" svg:viewBox="0 0 382 1">
          <text:p/>
        </draw:connector>
        <draw:custom-shape draw:style-name="gr17" draw:text-style-name="P23" draw:layer="layout" svg:width="2.54cm" svg:height="1.016cm" svg:x="3.921cm" svg:y="19.161cm">
          <text:p text:style-name="P13"><text:span text:style-name="T3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15.351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8.018cm" svg:y1="24.749cm" svg:x2="17.637cm" svg:y2="24.749cm" svg:d="M18018 24749h-381" svg:viewBox="0 0 382 1">
          <text:p/>
        </draw:connector>
        <draw:custom-shape draw:style-name="gr17" draw:text-style-name="P23" draw:layer="layout" svg:width="2.54cm" svg:height="1.016cm" svg:x="15.097cm" svg:y="16.621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4.716cm" svg:y1="8.239cm" svg:x2="15.097cm" svg:y2="8.239cm" svg:d="M14716 8239h381" svg:viewBox="0 0 382 1">
          <text:p/>
        </draw:connector>
        <draw:connector draw:style-name="gr18" draw:text-style-name="P4" draw:layer="layout" svg:x1="6.842cm" svg:y1="5.699cm" svg:x2="6.461cm" svg:y2="5.699cm" svg:d="M6842 5699h-381" svg:viewBox="0 0 382 1">
          <text:p/>
        </draw:connector>
        <draw:custom-shape draw:style-name="gr19" draw:text-style-name="P24" draw:layer="layout" svg:width="2.54cm" svg:height="1.016cm" svg:x="1cm" svg:y="21.701cm">
          <text:p text:style-name="P13"><text:span text:style-name="T3">SD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54cm" svg:height="1.016cm" svg:x="1cm" svg:y="22.971cm">
          <text:p text:style-name="P13"><text:span text:style-name="T3">SC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2.54cm" svg:height="1.016cm" svg:x="18.018cm" svg:y="10.271cm">
          <text:p text:style-name="P13"><text:span text:style-name="T3">TX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2.54cm" svg:height="1.016cm" svg:x="18.018cm" svg:y="11.541cm">
          <text:p text:style-name="P13"><text:span text:style-name="T3">RX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4.716cm" svg:y1="10.779cm" svg:x2="15.097cm" svg:y2="10.779cm" svg:d="M14716 10779h381" svg:viewBox="0 0 382 1">
          <text:p/>
        </draw:connector>
        <draw:connector draw:style-name="gr18" draw:text-style-name="P4" draw:layer="layout" svg:x1="14.716cm" svg:y1="12.049cm" svg:x2="15.097cm" svg:y2="12.049cm" svg:d="M14716 12049h381" svg:viewBox="0 0 382 1">
          <text:p/>
        </draw:connector>
        <draw:connector draw:style-name="gr18" draw:text-style-name="P4" draw:layer="layout" svg:x1="6.461cm" svg:y1="3.159cm" svg:x2="6.842cm" svg:y2="3.159cm" svg:d="M6461 3159h381" svg:viewBox="0 0 382 1">
          <text:p/>
        </draw:connector>
        <draw:connector draw:style-name="gr18" draw:text-style-name="P4" draw:layer="layout" svg:x1="6.461cm" svg:y1="4.429cm" svg:x2="6.842cm" svg:y2="4.429cm" svg:d="M6461 4429h381" svg:viewBox="0 0 382 1">
          <text:p/>
        </draw:connector>
        <draw:custom-shape draw:style-name="gr17" draw:text-style-name="P23" draw:layer="layout" svg:width="2.54cm" svg:height="1.016cm" svg:x="3.921cm" svg:y="5.191cm">
          <text:p text:style-name="P13"><text:span text:style-name="T3">A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3.921cm" svg:y1="10.779cm" svg:x2="3.54cm" svg:y2="10.779cm" svg:d="M3921 10779h-381" svg:viewBox="0 0 382 1">
          <text:p/>
        </draw:connector>
        <draw:connector draw:style-name="gr18" draw:text-style-name="P4" draw:layer="layout" svg:x1="3.54cm" svg:y1="9.509cm" svg:x2="3.921cm" svg:y2="9.509cm" svg:d="M3540 9509h381" svg:viewBox="0 0 382 1">
          <text:p/>
        </draw:connector>
        <draw:custom-shape draw:style-name="gr17" draw:text-style-name="P23" draw:layer="layout" svg:width="2.54cm" svg:height="1.016cm" svg:x="3.921cm" svg:y="7.731cm">
          <text:p text:style-name="P13"><text:span text:style-name="T3">A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3.921cm" svg:y="9.001cm">
          <text:p text:style-name="P13"><text:span text:style-name="T3">A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6.462cm" svg:y1="13.319cm" svg:x2="6.843cm" svg:y2="13.319cm" svg:d="M6462 13319h381" svg:viewBox="0 0 382 1">
          <text:p/>
        </draw:connector>
        <draw:connector draw:style-name="gr18" draw:text-style-name="P4" draw:layer="layout" svg:x1="6.462cm" svg:y1="14.589cm" svg:x2="6.843cm" svg:y2="14.589cm" svg:d="M6462 14589h381" svg:viewBox="0 0 382 1">
          <text:p/>
        </draw:connector>
        <draw:connector draw:style-name="gr18" draw:text-style-name="P4" draw:layer="layout" svg:x1="6.462cm" svg:y1="15.859cm" svg:x2="6.843cm" svg:y2="15.859cm" svg:d="M6462 15859h381" svg:viewBox="0 0 382 1">
          <text:p/>
        </draw:connector>
        <draw:connector draw:style-name="gr18" draw:text-style-name="P4" draw:layer="layout" svg:x1="3.54cm" svg:y1="13.319cm" svg:x2="3.921cm" svg:y2="13.319cm" svg:d="M3540 13319h381" svg:viewBox="0 0 382 1">
          <text:p/>
        </draw:connector>
        <draw:connector draw:style-name="gr18" draw:text-style-name="P4" draw:layer="layout" svg:x1="3.54cm" svg:y1="14.589cm" svg:x2="3.921cm" svg:y2="14.589cm" svg:d="M3540 14589h381" svg:viewBox="0 0 382 1">
          <text:p/>
        </draw:connector>
        <draw:connector draw:style-name="gr18" draw:text-style-name="P4" draw:layer="layout" svg:x1="3.54cm" svg:y1="15.859cm" svg:x2="3.921cm" svg:y2="15.859cm" svg:d="M3540 15859h381" svg:viewBox="0 0 382 1">
          <text:p/>
        </draw:connector>
        <draw:connector draw:style-name="gr18" draw:text-style-name="P4" draw:layer="layout" svg:x1="3.541cm" svg:y1="13.319cm" svg:x2="3.922cm" svg:y2="13.319cm" svg:d="M3541 13319h381" svg:viewBox="0 0 382 1">
          <text:p/>
        </draw:connector>
        <draw:connector draw:style-name="gr18" draw:text-style-name="P4" draw:layer="layout" svg:x1="3.541cm" svg:y1="14.589cm" svg:x2="3.922cm" svg:y2="14.589cm" svg:d="M3541 14589h381" svg:viewBox="0 0 382 1">
          <text:p/>
        </draw:connector>
        <draw:connector draw:style-name="gr18" draw:text-style-name="P4" draw:layer="layout" svg:x1="3.541cm" svg:y1="15.859cm" svg:x2="3.922cm" svg:y2="15.859cm" svg:d="M3541 15859h381" svg:viewBox="0 0 382 1">
          <text:p/>
        </draw:connector>
        <draw:custom-shape draw:style-name="gr17" draw:text-style-name="P23" draw:layer="layout" svg:width="2.54cm" svg:height="1.016cm" svg:x="3.921cm" svg:y="15.351cm">
          <text:p text:style-name="P13"><text:span text:style-name="T3">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3.921cm" svg:y="12.811cm">
          <text:p text:style-name="P13"><text:span text:style-name="T3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3.921cm" svg:y="14.081cm">
          <text:p text:style-name="P13"><text:span text:style-name="T3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6.461cm" svg:y1="19.669cm" svg:x2="6.842cm" svg:y2="19.669cm" svg:d="M6461 19669h381" svg:viewBox="0 0 382 1">
          <text:p/>
        </draw:connector>
        <draw:connector draw:style-name="gr18" draw:text-style-name="P4" draw:layer="layout" svg:x1="14.716cm" svg:y1="14.589cm" svg:x2="15.097cm" svg:y2="14.589cm" svg:d="M14716 14589h381" svg:viewBox="0 0 382 1">
          <text:p/>
        </draw:connector>
        <draw:connector draw:style-name="gr18" draw:text-style-name="P4" draw:layer="layout" svg:x1="17.637cm" svg:y1="15.859cm" svg:x2="18.018cm" svg:y2="15.859cm" svg:d="M17637 15859h381" svg:viewBox="0 0 382 1">
          <text:p/>
        </draw:connector>
        <draw:custom-shape draw:style-name="gr17" draw:text-style-name="P23" draw:layer="layout" svg:width="2.54cm" svg:height="1.016cm" svg:x="15.097cm" svg:y="20.431cm">
          <text:p text:style-name="P13"><text:span text:style-name="T3">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10.271cm">
          <text:p text:style-name="P13"><text:span text:style-name="T3">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11.541cm">
          <text:p text:style-name="P13"><text:span text:style-name="T3">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14.082cm">
          <text:p text:style-name="P13"><text:span text:style-name="T3">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15.352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16.622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5.191cm">
          <text:p text:style-name="P13"><text:span text:style-name="T3">1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6.461cm">
          <text:p text:style-name="P13"><text:span text:style-name="T3">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7.731cm">
          <text:p text:style-name="P13"><text:span text:style-name="T3">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7.637cm" svg:y1="10.779cm" svg:x2="18.018cm" svg:y2="10.779cm" svg:d="M17637 10779h381" svg:viewBox="0 0 382 1">
          <text:p/>
        </draw:connector>
        <draw:connector draw:style-name="gr18" draw:text-style-name="P4" draw:layer="layout" svg:x1="17.637cm" svg:y1="12.049cm" svg:x2="18.018cm" svg:y2="12.049cm" svg:d="M17637 12049h381" svg:viewBox="0 0 382 1">
          <text:p/>
        </draw:connector>
        <draw:connector draw:style-name="gr18" draw:text-style-name="P4" draw:layer="layout" svg:x1="17.637cm" svg:y1="5.699cm" svg:x2="18.018cm" svg:y2="5.699cm" svg:d="M17637 5699h381" svg:viewBox="0 0 382 1">
          <text:p/>
        </draw:connector>
        <draw:connector draw:style-name="gr18" draw:text-style-name="P4" draw:layer="layout" svg:x1="17.637cm" svg:y1="6.969cm" svg:x2="18.018cm" svg:y2="6.969cm" svg:d="M17637 6969h381" svg:viewBox="0 0 382 1">
          <text:p/>
        </draw:connector>
        <draw:connector draw:style-name="gr18" draw:text-style-name="P4" draw:layer="layout" svg:x1="3.54cm" svg:y1="22.209cm" svg:x2="3.921cm" svg:y2="22.209cm" svg:d="M3540 22209h381" svg:viewBox="0 0 382 1">
          <text:p/>
        </draw:connector>
        <draw:connector draw:style-name="gr18" draw:text-style-name="P4" draw:layer="layout" svg:x1="3.54cm" svg:y1="23.479cm" svg:x2="3.921cm" svg:y2="23.479cm" svg:d="M3540 23479h381" svg:viewBox="0 0 382 1">
          <text:p/>
        </draw:connector>
        <draw:custom-shape draw:style-name="gr17" draw:text-style-name="P23" draw:layer="layout" svg:width="2.54cm" svg:height="1.016cm" svg:x="3.921cm" svg:y="22.971cm">
          <text:p text:style-name="P13"><text:span text:style-name="T3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3.921cm" svg:y="21.701cm">
          <text:p text:style-name="P13"><text:span text:style-name="T3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4.716cm" svg:y1="23.479cm" svg:x2="15.097cm" svg:y2="23.479cm" svg:d="M14716 23479h381" svg:viewBox="0 0 382 1">
          <text:p/>
        </draw:connector>
        <draw:connector draw:style-name="gr18" draw:text-style-name="P4" draw:layer="layout" svg:x1="14.716cm" svg:y1="24.749cm" svg:x2="15.097cm" svg:y2="24.749cm" svg:d="M14716 24749h381" svg:viewBox="0 0 382 1">
          <text:p/>
        </draw:connector>
        <draw:custom-shape draw:style-name="gr17" draw:text-style-name="P23" draw:layer="layout" svg:width="2.54cm" svg:height="1.016cm" svg:x="15.097cm" svg:y="22.971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24.241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22.972cm">
          <text:p text:style-name="P13"><text:span text:style-name="T3">A6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016cm" svg:x="15.097cm" svg:y="24.242cm">
          <text:p text:style-name="P13"><text:span text:style-name="T3">A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4-23T23:11:26.084000000</meta:creation-date>
    <dc:date>2020-05-23T21:23:02.655000000</dc:date>
    <meta:editing-duration>PT20H22M51S</meta:editing-duration>
    <meta:editing-cycles>23</meta:editing-cycles>
    <meta:generator>LibreOffice/6.4.2.2$Windows_X86_64 LibreOffice_project/4e471d8c02c9c90f512f7f9ead8875b57fcb1ec3</meta:generator>
    <meta:document-statistic meta:object-count="213"/>
  </office:meta>
</office:document-meta>
</file>